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8185" officeooo:paragraph-rsid="0002f359"/>
    </style:style>
    <style:style style:name="P2" style:family="paragraph" style:parent-style-name="Standard">
      <style:text-properties officeooo:rsid="0002f359" officeooo:paragraph-rsid="0002f359"/>
    </style:style>
    <style:style style:name="T1" style:family="text">
      <style:text-properties officeooo:rsid="0002f3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a xlink:type="simple" xlink:href="https://nuage03.apps.education.fr/" text:style-name="Internet_20_link" text:visited-style-name="Visited_20_Internet_20_Link">https://nuage03.apps.education.fr/</text:a></text:p>
      <text:p text:style-name="Standard"/>
      <text:p text:style-name="Standard"/>
      <text:p text:style-name="P2">Monsieur le Proviseur,</text:p>
      <text:p text:style-name="Standard"/>
      <text:p text:style-name="P1">Vu <text:span text:style-name="T1">que </text:span>le groupe TSPE-A/ MATH MAGN, classe d’examen, n’ont pas encore de prof de Maths et que <text:span text:style-name="T1">mon emploi du temps me permet d’intégrer leurs trois créneaux horaires.</text:span></text:p>
      <text:p text:style-name="P1"><text:span text:style-name="T1">En accord avec l’équipe de Maths, je souhaite assumer la charge de ce groupe.</text:span></text:p>
      <text:p text:style-name="P2">En effet, ayant déjà le groupe TSPE-B/ MATH NORO, je n’aurai pas de préparation supplémentaire.</text:p>
      <text:p text:style-name="P2"><text:s/></text:p>
      <text:p text:style-name="P1"/>
      <text:p text:style-name="P2">Bien cordialement,</text:p>
      <text:p text:style-name="P2">Michel NORODINE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9T16:15:36.791313346</meta:creation-date>
    <dc:date>2022-08-29T18:44:34.213644795</dc:date>
    <meta:editing-duration>PT10M43S</meta:editing-duration>
    <meta:editing-cycles>3</meta:editing-cycles>
    <meta:generator>LibreOffice/7.3.5.2$Linux_X86_64 LibreOffice_project/184fe81b8c8c30d8b5082578aee2fed2ea847c01</meta:generator>
    <meta:document-statistic meta:table-count="0" meta:image-count="0" meta:object-count="0" meta:page-count="1" meta:paragraph-count="8" meta:word-count="66" meta:character-count="428" meta:non-whitespace-character-count="368"/>
  </office:meta>
</office:document-meta>
</file>